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" svg:font-family="'Sans serif'" style:font-family-generic="swiss"/>
    <style:font-face style:name="sans-serif" svg:font-family="sans-serif"/>
  </office:font-face-decls>
  <office:automatic-styles>
    <style:style style:name="P1" style:family="paragraph" style:parent-style-name="Standard">
      <style:paragraph-properties fo:line-height="100%" fo:text-align="end" style:justify-single-word="false"/>
      <style:text-properties officeooo:rsid="0008ad13" officeooo:paragraph-rsid="0008ad13"/>
    </style:style>
    <style:style style:name="P2" style:family="paragraph" style:parent-style-name="Standard">
      <style:paragraph-properties fo:line-height="100%" fo:text-align="end" style:justify-single-word="false"/>
      <style:text-properties style:font-name="Sans serif" fo:font-size="11pt" officeooo:rsid="0008ad13" officeooo:paragraph-rsid="0008ad13" style:font-size-asian="11pt" style:font-size-complex="11pt"/>
    </style:style>
    <style:style style:name="P3" style:family="paragraph" style:parent-style-name="Standard">
      <style:paragraph-properties fo:margin-top="0.0398in" fo:margin-bottom="0.0398in" style:contextual-spacing="false" fo:line-height="100%" fo:text-align="justify" style:justify-single-word="false"/>
      <style:text-properties style:font-name="Sans serif" fo:font-size="11pt" fo:font-weight="normal" officeooo:rsid="000a90e9" officeooo:paragraph-rsid="000a90e9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top="0.0398in" fo:margin-bottom="0.0398in" style:contextual-spacing="false" fo:line-height="100%" fo:text-align="justify" style:justify-single-word="false"/>
      <style:text-properties style:font-name="Sans serif" fo:font-size="11pt" fo:font-weight="normal" officeooo:rsid="000c742f" officeooo:paragraph-rsid="000c742f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100%" fo:text-align="end" style:justify-single-word="false"/>
      <style:text-properties style:font-name="Sans serif" fo:font-size="11pt" fo:language="en" fo:country="US" officeooo:rsid="0008ad13" officeooo:paragraph-rsid="0008ad13" style:font-size-asian="11pt" style:font-size-complex="11pt"/>
    </style:style>
    <style:style style:name="P6" style:family="paragraph" style:parent-style-name="Standard">
      <style:paragraph-properties fo:line-height="100%" fo:text-align="start" style:justify-single-word="false"/>
      <style:text-properties style:font-name="Sans serif" fo:font-size="11pt" fo:language="en" fo:country="US" officeooo:rsid="0008ad13" officeooo:paragraph-rsid="0008ad13" style:font-size-asian="11pt" style:font-size-complex="11pt"/>
    </style:style>
    <style:style style:name="P7" style:family="paragraph" style:parent-style-name="Standard">
      <style:paragraph-properties fo:line-height="100%" fo:text-align="start" style:justify-single-word="false"/>
      <style:text-properties style:font-name="Sans serif" fo:font-size="11pt" fo:language="en" fo:country="US" officeooo:rsid="000979c9" officeooo:paragraph-rsid="000979c9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Sans serif" fo:font-size="11pt" fo:language="en" fo:country="US" fo:font-weight="bold" officeooo:rsid="000979c9" officeooo:paragraph-rsid="000979c9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.0398in" fo:margin-bottom="0.0398in" style:contextual-spacing="false" fo:line-height="100%" fo:text-align="justify" style:justify-single-word="false"/>
      <style:text-properties style:font-name="Sans serif" fo:font-size="11pt" fo:language="en" fo:country="US" fo:font-weight="normal" officeooo:rsid="000979c9" officeooo:paragraph-rsid="000979c9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.0398in" fo:margin-bottom="0.0398in" style:contextual-spacing="false" fo:line-height="100%" fo:text-align="justify" style:justify-single-word="false"/>
      <style:text-properties style:font-name="Sans serif" fo:font-size="11pt" fo:language="en" fo:country="US" fo:font-weight="normal" officeooo:rsid="0009a866" officeooo:paragraph-rsid="0009a866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.0398in" fo:margin-bottom="0.0398in" style:contextual-spacing="false" fo:line-height="100%" fo:text-align="justify" style:justify-single-word="false"/>
      <style:text-properties style:font-name="Sans serif" fo:font-size="11pt" fo:language="en" fo:country="US" fo:font-weight="normal" officeooo:rsid="000c742f" officeooo:paragraph-rsid="000c742f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top="0.0398in" fo:margin-bottom="0.0398in" style:contextual-spacing="false" fo:line-height="100%" fo:text-align="justify" style:justify-single-word="false"/>
      <style:text-properties style:font-name="Sans serif" fo:font-size="11pt" fo:language="en" fo:country="US" fo:font-weight="normal" officeooo:rsid="000df262" officeooo:paragraph-rsid="000df262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top="0.0398in" fo:margin-bottom="0.0398in" style:contextual-spacing="false" fo:line-height="100%" fo:text-align="justify" style:justify-single-word="false"/>
      <style:text-properties style:font-name="Sans serif" fo:font-size="11pt" fo:language="en" fo:country="US" fo:font-weight="normal" officeooo:rsid="000a90e9" officeooo:paragraph-rsid="00112b26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.0398in" fo:margin-bottom="0.0398in" style:contextual-spacing="false" fo:line-height="100%" fo:text-align="justify" style:justify-single-word="false"/>
      <style:text-properties style:font-name="Sans serif" fo:font-size="11pt" officeooo:paragraph-rsid="001256dd" style:font-size-asian="11pt" style:font-size-complex="11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Sans serif" fo:font-size="11pt" officeooo:rsid="0008ad13" officeooo:paragraph-rsid="0008ad13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a90e9"/>
    </style:style>
    <style:style style:name="T3" style:family="text">
      <style:text-properties fo:language="en" fo:country="US" officeooo:rsid="000bd2aa"/>
    </style:style>
    <style:style style:name="T4" style:family="text">
      <style:text-properties fo:language="en" fo:country="US" officeooo:rsid="000c742f"/>
    </style:style>
    <style:style style:name="T5" style:family="text">
      <style:text-properties fo:language="en" fo:country="US" officeooo:rsid="000e2d5d"/>
    </style:style>
    <style:style style:name="T6" style:family="text">
      <style:text-properties fo:language="en" fo:country="US" officeooo:rsid="000f67d1"/>
    </style:style>
    <style:style style:name="T7" style:family="text">
      <style:text-properties fo:language="en" fo:country="US" officeooo:rsid="001256dd"/>
    </style:style>
    <style:style style:name="T8" style:family="text">
      <style:text-properties fo:language="en" fo:country="US" fo:font-weight="normal" officeooo:rsid="0009a866" style:font-size-asian="11pt" style:font-weight-asian="normal" style:font-size-complex="11pt" style:font-weight-complex="normal"/>
    </style:style>
    <style:style style:name="T9" style:family="text">
      <style:text-properties fo:language="en" fo:country="US" fo:font-weight="normal" officeooo:rsid="000a90e9" style:font-size-asian="11pt" style:font-weight-asian="normal" style:font-size-complex="11pt" style:font-weight-complex="normal"/>
    </style:style>
    <style:style style:name="T10" style:family="text">
      <style:text-properties fo:language="en" fo:country="US" fo:font-weight="normal" officeooo:rsid="000f67d1" style:font-size-asian="11pt" style:font-weight-asian="normal" style:font-size-complex="11pt" style:font-weight-complex="normal"/>
    </style:style>
    <style:style style:name="T11" style:family="text">
      <style:text-properties fo:language="en" fo:country="US" fo:font-weight="normal" officeooo:rsid="000bd2aa" style:font-size-asian="11pt" style:font-weight-asian="normal" style:font-size-complex="11pt" style:font-weight-complex="normal"/>
    </style:style>
    <style:style style:name="T12" style:family="text">
      <style:text-properties fo:language="en" fo:country="US" fo:font-weight="normal" officeooo:rsid="000e2d5d" style:font-size-asian="11pt" style:font-weight-asian="normal" style:font-size-complex="11pt" style:font-weight-complex="normal"/>
    </style:style>
    <style:style style:name="T13" style:family="text">
      <style:text-properties fo:language="en" fo:country="US" fo:font-weight="normal" officeooo:rsid="001256dd" style:font-size-asian="11pt" style:font-weight-asian="normal" style:font-size-complex="11pt" style:font-weight-complex="normal"/>
    </style:style>
    <style:style style:name="T14" style:family="text">
      <style:text-properties fo:language="en" fo:country="US" fo:font-weight="normal" officeooo:rsid="0009a866" style:font-weight-asian="normal" style:font-weight-complex="normal"/>
    </style:style>
    <style:style style:name="T15" style:family="text">
      <style:text-properties fo:language="en" fo:country="US" fo:font-weight="normal" officeooo:rsid="000a90e9" style:font-weight-asian="normal" style:font-weight-complex="normal"/>
    </style:style>
    <style:style style:name="T16" style:family="text">
      <style:text-properties fo:language="en" fo:country="US" fo:font-weight="normal" officeooo:rsid="000f67d1" style:font-weight-asian="normal" style:font-weight-complex="normal"/>
    </style:style>
    <style:style style:name="T17" style:family="text">
      <style:text-properties fo:language="en" fo:country="US" fo:font-weight="normal" officeooo:rsid="000bd2aa" style:font-weight-asian="normal" style:font-weight-complex="normal"/>
    </style:style>
    <style:style style:name="T18" style:family="text">
      <style:text-properties fo:language="en" fo:country="US" fo:font-weight="normal" officeooo:rsid="000e2d5d" style:font-weight-asian="normal" style:font-weight-complex="normal"/>
    </style:style>
    <style:style style:name="T19" style:family="text">
      <style:text-properties fo:language="en" fo:country="US" fo:font-weight="normal" officeooo:rsid="001256dd" style:font-weight-asian="normal" style:font-weight-complex="normal"/>
    </style:style>
    <style:style style:name="T20" style:family="text">
      <style:text-properties fo:language="en" fo:country="US" officeooo:rsid="00145b13"/>
    </style:style>
    <style:style style:name="T21" style:family="text">
      <style:text-properties style:text-position="super 58%" fo:language="en" fo:country="US"/>
    </style:style>
    <style:style style:name="T22" style:family="text">
      <style:text-properties style:font-name="Sans serif" fo:font-size="11pt" fo:language="en" fo:country="US" style:font-size-asian="11pt" style:font-size-complex="11pt"/>
    </style:style>
    <style:style style:name="T23" style:family="text">
      <style:text-properties style:font-name="Sans serif" fo:language="en" fo:country="US"/>
    </style:style>
    <style:style style:name="T24" style:family="text">
      <style:text-properties officeooo:rsid="000f67d1"/>
    </style:style>
    <style:style style:name="T25" style:family="text">
      <style:text-properties officeooo:rsid="00112b26"/>
    </style:style>
    <style:style style:name="T26" style:family="text">
      <style:text-properties style:font-name="sans-serif" fo:font-size="12pt" fo:language="en" fo:country="US" officeooo:rsid="001256dd"/>
    </style:style>
    <style:style style:name="T27" style:family="text">
      <style:text-properties style:font-name="sans-serif" fo:language="en" fo:country="US" officeooo:rsid="001256dd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font-size="11pt" style:text-underline-style="none" style:font-size-asian="11pt" style:font-size-complex="11pt"/>
    </style:style>
    <style:style style:name="T30" style:family="text">
      <style:text-properties style:use-window-font-color="true" loext:opacity="0%" fo:font-size="11pt" style:text-underline-style="none" style:font-size-asian="11pt" style:font-size-complex="11pt"/>
    </style:style>
    <style:style style:name="T31" style:family="text">
      <style:text-properties style:use-window-font-color="true" loext:opacity="0%" style:font-name="Sans serif" fo:font-size="11pt" style:text-underline-style="none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aus-Endt-Str. 34, 40593 Dü<text:span text:style-name="T1">sseldorf, Deutschland</text:span></text:p>
      <text:p text:style-name="P5">Phone: 0211 17807171, Mobile: +49 177 7594137</text:p>
      <text:p text:style-name="P1"><text:span text:style-name="T22">Mail: </text:span><text:a xlink:type="simple" xlink:href="mailto:finn@die-familie-rosendahl.de" text:style-name="Internet_20_link" text:visited-style-name="Visited_20_Internet_20_Link"><text:span text:style-name="T31">finn@die-familie-rosendahl.de</text:span></text:a></text:p>
      <text:p text:style-name="P15"><text:span text:style-name="T1">9</text:span><text:span text:style-name="T21">th</text:span><text:span text:style-name="T1"> September 202</text:span><text:span text:style-name="T6">4</text:span></text:p>
      <text:p text:style-name="P6"/>
      <text:p text:style-name="P7">Data Services Ltd</text:p>
      <text:p text:style-name="P7">Cambridge</text:p>
      <text:p text:style-name="P7">UK</text:p>
      <text:p text:style-name="P7"/>
      <text:p text:style-name="P7">Attn. Human Resources Director</text:p>
      <text:p text:style-name="P7"/>
      <text:p text:style-name="P7">Dear Sir or Madam</text:p>
      <text:p text:style-name="P7"/>
      <text:p text:style-name="P8">IT Assistant</text:p>
      <text:p text:style-name="P8"/>
      <text:p text:style-name="P9">With reference to your advertisement, I would like to apply for the described job.</text:p>
      <text:p text:style-name="P10">I am very interested in the job as I have been very interested in IT related <text:span text:style-name="T24">topics</text:span> for a long time and I am sure the job will help me develop my skills even further. It would also be great to work <text:span text:style-name="T24">a job</text:span> where I can apply my skills and knowledge every day.</text:p>
      <text:p text:style-name="P14"><text:span text:style-name="T14">I am expecting </text:span><text:span text:style-name="T15">to finish my third year of an IT course in a </text:span><text:span text:style-name="T16">G</text:span><text:span text:style-name="T15">erman vocational college by </text:span><text:span text:style-name="T17">June of this year. </text:span><text:span text:style-name="T18">I would then be a qualified IT assistant </text:span><text:span text:style-name="T19">and </text:span><text:span text:style-name="T27">obtain the Entrance Certificate for Universities of Applied Sciences</text:span><text:span text:style-name="T18">.</text:span></text:p>
      <text:p text:style-name="P13">As I have a lot of IT experience and practical skills, am really good at organizing an<text:span text:style-name="T25">d</text:span> solving problem<text:span text:style-name="T25">s</text:span> and have experience in Office programs, I believe I would be very <text:span text:style-name="T25">suitable</text:span> for the job and that I would really benefit the company.</text:p>
      <text:p text:style-name="P3"><text:span text:style-name="T1">My CV is attached and I </text:span><text:span text:style-name="T4">would be available for an interview at short notice.</text:span></text:p>
      <text:p text:style-name="P4"><text:span text:style-name="T1">I would very much appreciate if you would consider my application and g</text:span><text:span text:style-name="T20">i</text:span><text:span text:style-name="T1">ve me the chance for an interview.</text:span></text:p>
      <text:p text:style-name="P11">I am looking forward to hearing from you.</text:p>
      <text:p text:style-name="P11"/>
      <text:p text:style-name="P11">Yours sincerely</text:p>
      <text:p text:style-name="P12">Finn Rosendah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" svg:font-family="'Sans serif'" style:font-family-generic="swis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0:18:22.830000000</meta:creation-date>
    <dc:date>2022-09-30T10:36:50.274321994</dc:date>
    <meta:editing-duration>PT26M32S</meta:editing-duration>
    <meta:editing-cycles>7</meta:editing-cycles>
    <meta:generator>LibreOffice/7.4.1.2$MacOSX_X86_64 LibreOffice_project/3c58a8f3a960df8bc8fd77b461821e42c061c5f0</meta:generator>
    <meta:document-statistic meta:table-count="0" meta:image-count="0" meta:object-count="0" meta:page-count="1" meta:paragraph-count="19" meta:word-count="229" meta:character-count="1281" meta:non-whitespace-character-count="1071"/>
  </office:meta>
</office:document-meta>
</file>